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woPhaseCoreAnnotationProcess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woPhaseCoreAnnotationProcesso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woPhaseCoreAnnotationProcessor.TwoPhaseCoreAnnotationProcessor( AnnotationTypeDeclaration [ ] atd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PhaseCoreAnnotationProcessor.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woPhaseCoreAnnotationProcessor.getResourceString( String i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PhaseCoreAnnotationProcessor.check( Collection de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